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Nombre de joueu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ombre de tou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4*[.B19]+[.B15]+4*[.B19]*[.B20]+4*[.B19]+[.B21]*[.B19]+[.B2]+4*[.B19]+[.B10]" office:value-type="float" office:value="148" calcext:value-type="float">
            <text:p/>
          </table:table-cell>
          <table:table-cell table:number-columns-repeated="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16:03:16.902515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3-22T16:04:42.147873104</dc:date>
    <dc:creator>dalan </dc:creator>
    <meta:editing-duration>PT5H19M5S</meta:editing-duration>
    <meta:editing-cycles>17</meta:editing-cycles>
    <meta:generator>LibreOffice/4.2.2.1$Linux_X86_64 LibreOffice_project/420m0$Build-1</meta:generator>
    <meta:document-statistic meta:table-count="1" meta:cell-count="61" meta:object-count="0"/>
  </office:meta>
</office:document-meta>
</file>